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5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843.583696" calcext:value-type="float">
            <text:p>-29843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79.6952" calcext:value-type="float">
            <text:p>-30479.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393.555288" calcext:value-type="float">
            <text:p>-18393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4-01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1-1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10-2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8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8-1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8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5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4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3-0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1-02-0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04496" calcext:value-type="float">
            <text:p>54.60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79144" calcext:value-type="float">
            <text:p>54.73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2797419355" calcext:value-type="float">
            <text:p>54.6072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61545" calcext:value-type="float">
            <text:p>54.5761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24704" calcext:value-type="float">
            <text:p>55.12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629" calcext:value-type="float">
            <text:p>54.943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37401290323" calcext:value-type="float">
            <text:p>54.603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1303225807" calcext:value-type="float">
            <text:p>54.739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4884137931" calcext:value-type="float">
            <text:p>54.974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58475" calcext:value-type="float">
            <text:p>54.970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27032258065" calcext:value-type="float">
            <text:p>55.672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1924" calcext:value-type="float">
            <text:p>56.54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36872727273" calcext:value-type="float">
            <text:p>56.633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28536" calcext:value-type="float">
            <text:p>56.5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1723870968" calcext:value-type="float">
            <text:p>56.747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4913" calcext:value-type="float">
            <text:p>56.834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14224" calcext:value-type="float">
            <text:p>57.1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06265" calcext:value-type="float">
            <text:p>57.590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9376" calcext:value-type="float">
            <text:p>57.10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783825" calcext:value-type="float">
            <text:p>56.6178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0228965517" calcext:value-type="float">
            <text:p>55.5070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489325" calcext:value-type="float">
            <text:p>55.9148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94928" calcext:value-type="float">
            <text:p>56.74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56575" calcext:value-type="float">
            <text:p>57.104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10931612903" calcext:value-type="float">
            <text:p>57.1210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6962580645" calcext:value-type="float">
            <text:p>56.8336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36041290323" calcext:value-type="float">
            <text:p>56.563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34475" calcext:value-type="float">
            <text:p>55.7173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34784" calcext:value-type="float">
            <text:p>55.3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70131612903" calcext:value-type="float">
            <text:p>54.957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88542857143" calcext:value-type="float">
            <text:p>55.058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306725" calcext:value-type="float">
            <text:p>55.783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76178064516" calcext:value-type="float">
            <text:p>56.697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57448571429" calcext:value-type="float">
            <text:p>57.2857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6512" calcext:value-type="float">
            <text:p>58.7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24849032258" calcext:value-type="float">
            <text:p>58.5224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9944" calcext:value-type="float">
            <text:p>58.17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55744516129" calcext:value-type="float">
            <text:p>57.825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17818181818" calcext:value-type="float">
            <text:p>57.5517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57062857143" calcext:value-type="float">
            <text:p>56.7957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25091612903" calcext:value-type="float">
            <text:p>57.7825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7976774194" calcext:value-type="float">
            <text:p>58.6037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82251428571" calcext:value-type="float">
            <text:p>58.2982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8576" calcext:value-type="float">
            <text:p>57.22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4206451613" calcext:value-type="float">
            <text:p>57.037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91368" calcext:value-type="float">
            <text:p>56.94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33424516129" calcext:value-type="float">
            <text:p>57.493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27107096774" calcext:value-type="float">
            <text:p>58.362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6168516129" calcext:value-type="float">
            <text:p>58.916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3768" calcext:value-type="float">
            <text:p>58.86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29357419355" calcext:value-type="float">
            <text:p>58.712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06775" calcext:value-type="float">
            <text:p>58.4540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84632" calcext:value-type="float">
            <text:p>58.4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15950967742" calcext:value-type="float">
            <text:p>57.9415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43664516129" calcext:value-type="float">
            <text:p>57.304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35625806452" calcext:value-type="float">
            <text:p>57.263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97677142857" calcext:value-type="float">
            <text:p>57.3597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82307692308" calcext:value-type="float">
            <text:p>57.6482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17768" calcext:value-type="float">
            <text:p>57.75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6980869565" calcext:value-type="float">
            <text:p>58.875698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7852" calcext:value-type="float">
            <text:p>56.72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94736" calcext:value-type="float">
            <text:p>58.72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73088" calcext:value-type="float">
            <text:p>59.08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9447272727" calcext:value-type="float">
            <text:p>59.0399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25752" calcext:value-type="float">
            <text:p>58.6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6623" calcext:value-type="float">
            <text:p>59.086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43024" calcext:value-type="float">
            <text:p>58.60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21826666667" calcext:value-type="float">
            <text:p>55.9021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5175483871" calcext:value-type="float">
            <text:p>53.945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1343483871" calcext:value-type="float">
            <text:p>52.241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5542068965" calcext:value-type="float">
            <text:p>52.28255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08175" calcext:value-type="float">
            <text:p>52.26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55125" calcext:value-type="float">
            <text:p>52.797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90752" calcext:value-type="float">
            <text:p>53.4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91815" calcext:value-type="float">
            <text:p>53.649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5224" calcext:value-type="float">
            <text:p>53.7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194875" calcext:value-type="float">
            <text:p>53.6919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74856" calcext:value-type="float">
            <text:p>53.2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9825" calcext:value-type="float">
            <text:p>52.81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1608" calcext:value-type="float">
            <text:p>52.6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9726451613" calcext:value-type="float">
            <text:p>53.071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04711724138" calcext:value-type="float">
            <text:p>53.9304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60705" calcext:value-type="float">
            <text:p>54.666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0606" calcext:value-type="float">
            <text:p>55.14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9543225807" calcext:value-type="float">
            <text:p>54.8549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6992" calcext:value-type="float">
            <text:p>54.6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759" calcext:value-type="float">
            <text:p>54.37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6875789474" calcext:value-type="float">
            <text:p>53.64768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90632" calcext:value-type="float">
            <text:p>53.10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7164" calcext:value-type="float">
            <text:p>52.74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95416" calcext:value-type="float">
            <text:p>53.93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6676" calcext:value-type="float">
            <text:p>54.17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1522" calcext:value-type="float">
            <text:p>55.611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15096" calcext:value-type="float">
            <text:p>56.73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59220645161" calcext:value-type="float">
            <text:p>57.435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1970909091" calcext:value-type="float">
            <text:p>58.16119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9616" calcext:value-type="float">
            <text:p>58.06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8878" calcext:value-type="float">
            <text:p>58.07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93117419355" calcext:value-type="float">
            <text:p>57.149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94698947368" calcext:value-type="float">
            <text:p>57.039469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7096774194" calcext:value-type="float">
            <text:p>57.899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21815" calcext:value-type="float">
            <text:p>58.602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4896" calcext:value-type="float">
            <text:p>60.1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18912" calcext:value-type="float">
            <text:p>60.24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1955555556" calcext:value-type="float">
            <text:p>60.9441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7876" calcext:value-type="float">
            <text:p>59.96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3374" calcext:value-type="float">
            <text:p>56.713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99775" calcext:value-type="float">
            <text:p>55.9889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74975483871" calcext:value-type="float">
            <text:p>55.907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63425" calcext:value-type="float">
            <text:p>54.985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15162857143" calcext:value-type="float">
            <text:p>55.0215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97021935484" calcext:value-type="float">
            <text:p>55.2097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2340645161" calcext:value-type="float">
            <text:p>56.884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84272" calcext:value-type="float">
            <text:p>58.68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121125" calcext:value-type="float">
            <text:p>59.221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2548" calcext:value-type="float">
            <text:p>59.50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42110967742" calcext:value-type="float">
            <text:p>60.584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2440516129" calcext:value-type="float">
            <text:p>61.0924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06512" calcext:value-type="float">
            <text:p>60.48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91362580645" calcext:value-type="float">
            <text:p>58.449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7264" calcext:value-type="float">
            <text:p>56.0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22281290323" calcext:value-type="float">
            <text:p>56.222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06768" calcext:value-type="float">
            <text:p>57.84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00616" calcext:value-type="float">
            <text:p>63.18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53437419355" calcext:value-type="float">
            <text:p>61.215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838" calcext:value-type="float">
            <text:p>59.4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41215483871" calcext:value-type="float">
            <text:p>58.614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0734285714" calcext:value-type="float">
            <text:p>59.2070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6810322581" calcext:value-type="float">
            <text:p>60.3866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55811612903" calcext:value-type="float">
            <text:p>64.8355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6304" calcext:value-type="float">
            <text:p>66.5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5727" calcext:value-type="float">
            <text:p>66.395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83332173913" calcext:value-type="float">
            <text:p>65.97833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62268387097" calcext:value-type="float">
            <text:p>66.216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94129032258" calcext:value-type="float">
            <text:p>66.709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004" calcext:value-type="float">
            <text:p>66.3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4706" calcext:value-type="float">
            <text:p>65.08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42259310345" calcext:value-type="float">
            <text:p>64.34422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23691428571" calcext:value-type="float">
            <text:p>64.0223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6796" calcext:value-type="float">
            <text:p>64.187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2765714286" calcext:value-type="float">
            <text:p>67.4182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023225" calcext:value-type="float">
            <text:p>67.390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61561290323" calcext:value-type="float">
            <text:p>67.076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8063" calcext:value-type="float">
            <text:p>66.798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37876363636" calcext:value-type="float">
            <text:p>66.60378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7320516129" calcext:value-type="float">
            <text:p>65.847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4567272727" calcext:value-type="float">
            <text:p>64.2794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1416774194" calcext:value-type="float">
            <text:p>62.880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83275" calcext:value-type="float">
            <text:p>63.0508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72306206897" calcext:value-type="float">
            <text:p>64.2372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51925" calcext:value-type="float">
            <text:p>64.352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3737" calcext:value-type="float">
            <text:p>65.713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48487741936" calcext:value-type="float">
            <text:p>67.234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444825" calcext:value-type="float">
            <text:p>67.594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77347096774" calcext:value-type="float">
            <text:p>67.3177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21481290323" calcext:value-type="float">
            <text:p>67.012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70115" calcext:value-type="float">
            <text:p>66.767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5296" calcext:value-type="float">
            <text:p>65.78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48529032258" calcext:value-type="float">
            <text:p>64.514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13125" calcext:value-type="float">
            <text:p>63.84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8964" calcext:value-type="float">
            <text:p>63.33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6698" calcext:value-type="float">
            <text:p>63.496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79605714286" calcext:value-type="float">
            <text:p>67.9379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09872" calcext:value-type="float">
            <text:p>67.7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29341935484" calcext:value-type="float">
            <text:p>67.35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2655" calcext:value-type="float">
            <text:p>66.96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9548" calcext:value-type="float">
            <text:p>65.9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03705806452" calcext:value-type="float">
            <text:p>64.490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70183225807" calcext:value-type="float">
            <text:p>62.9870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10539354839" calcext:value-type="float">
            <text:p>63.911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20871428572" calcext:value-type="float">
            <text:p>64.05208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41715" calcext:value-type="float">
            <text:p>63.0941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42289032258" calcext:value-type="float">
            <text:p>64.094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6544" calcext:value-type="float">
            <text:p>67.5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172" calcext:value-type="float">
            <text:p>67.9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1877" calcext:value-type="float">
            <text:p>67.341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94116129032" calcext:value-type="float">
            <text:p>67.55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4688" calcext:value-type="float">
            <text:p>67.0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88578064516" calcext:value-type="float">
            <text:p>66.618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2033548387" calcext:value-type="float">
            <text:p>66.827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70998709677" calcext:value-type="float">
            <text:p>66.417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5262857143" calcext:value-type="float">
            <text:p>66.9125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053475" calcext:value-type="float">
            <text:p>66.0005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7863225807" calcext:value-type="float">
            <text:p>66.8457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0257777778" calcext:value-type="float">
            <text:p>66.72602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73751428571" calcext:value-type="float">
            <text:p>66.7373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27264" calcext:value-type="float">
            <text:p>66.82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23974193548" calcext:value-type="float">
            <text:p>66.62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85161290323" calcext:value-type="float">
            <text:p>66.90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89961290323" calcext:value-type="float">
            <text:p>66.93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41858064516" calcext:value-type="float">
            <text:p>65.81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8464" calcext:value-type="float">
            <text:p>64.4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259" calcext:value-type="float">
            <text:p>66.44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5368" calcext:value-type="float">
            <text:p>66.8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98825" calcext:value-type="float">
            <text:p>68.4859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6464" calcext:value-type="float">
            <text:p>68.7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57780645161" calcext:value-type="float">
            <text:p>68.475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705875" calcext:value-type="float">
            <text:p>67.9070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3816" calcext:value-type="float">
            <text:p>66.8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51819354839" calcext:value-type="float">
            <text:p>64.93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86864516129" calcext:value-type="float">
            <text:p>61.38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50755555556" calcext:value-type="float">
            <text:p>65.4450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3775" calcext:value-type="float">
            <text:p>66.266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43767741936" calcext:value-type="float">
            <text:p>65.744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8593103448" calcext:value-type="float">
            <text:p>64.9318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4616" calcext:value-type="float">
            <text:p>65.6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95870967742" calcext:value-type="float">
            <text:p>66.25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1725" calcext:value-type="float">
            <text:p>66.15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1483870968" calcext:value-type="float">
            <text:p>64.17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87251612903" calcext:value-type="float">
            <text:p>62.558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54967741936" calcext:value-type="float">
            <text:p>63.275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2813793104" calcext:value-type="float">
            <text:p>63.6842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29858064516" calcext:value-type="float">
            <text:p>63.832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9625806452" calcext:value-type="float">
            <text:p>66.94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0125" calcext:value-type="float">
            <text:p>67.537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05161290323" calcext:value-type="float">
            <text:p>67.67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459" calcext:value-type="float">
            <text:p>67.20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5288" calcext:value-type="float">
            <text:p>66.1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46735483871" calcext:value-type="float">
            <text:p>64.55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81625806452" calcext:value-type="float">
            <text:p>63.58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93135483871" calcext:value-type="float">
            <text:p>63.57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9971428571" calcext:value-type="float">
            <text:p>64.474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0384516129" calcext:value-type="float">
            <text:p>66.74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79575" calcext:value-type="float">
            <text:p>67.47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404" calcext:value-type="float">
            <text:p>67.8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5716129032" calcext:value-type="float">
            <text:p>68.07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0344" calcext:value-type="float">
            <text:p>68.0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03925" calcext:value-type="float">
            <text:p>67.910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6415483871" calcext:value-type="float">
            <text:p>67.67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9912" calcext:value-type="float">
            <text:p>66.8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5775" calcext:value-type="float">
            <text:p>65.961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8916129032" calcext:value-type="float">
            <text:p>64.54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2468965517" calcext:value-type="float">
            <text:p>64.1572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1070967742" calcext:value-type="float">
            <text:p>63.181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5806451613" calcext:value-type="float">
            <text:p>66.31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48890322581" calcext:value-type="float">
            <text:p>67.384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991" calcext:value-type="float">
            <text:p>67.85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1" calcext:value-type="float">
            <text:p>67.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3290322581" calcext:value-type="float">
            <text:p>67.09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93225" calcext:value-type="float">
            <text:p>66.969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0270967742" calcext:value-type="float">
            <text:p>66.351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1070967742" calcext:value-type="float">
            <text:p>65.46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6448" calcext:value-type="float">
            <text:p>64.0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555" calcext:value-type="float">
            <text:p>62.35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09379310345" calcext:value-type="float">
            <text:p>62.420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84025806452" calcext:value-type="float">
            <text:p>65.508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8722580645" calcext:value-type="float">
            <text:p>66.24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13961290322" calcext:value-type="float">
            <text:p>67.09139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40851612903" calcext:value-type="float">
            <text:p>67.34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963636364" calcext:value-type="float">
            <text:p>66.6689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80541935484" calcext:value-type="float">
            <text:p>66.40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1325" calcext:value-type="float">
            <text:p>61.63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7072" calcext:value-type="float">
            <text:p>60.6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2336" calcext:value-type="float">
            <text:p>60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318" calcext:value-type="float">
            <text:p>59.7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59625" calcext:value-type="float">
            <text:p>59.13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7716129032" calcext:value-type="float">
            <text:p>61.67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0575" calcext:value-type="float">
            <text:p>62.94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7668965517" calcext:value-type="float">
            <text:p>63.3647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25925" calcext:value-type="float">
            <text:p>62.65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7569230769" calcext:value-type="float">
            <text:p>59.4547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1070967742" calcext:value-type="float">
            <text:p>56.32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92579310345" calcext:value-type="float">
            <text:p>56.599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7344516129" calcext:value-type="float">
            <text:p>57.65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9019354839" calcext:value-type="float">
            <text:p>60.02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22012903226" calcext:value-type="float">
            <text:p>62.47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5212903226" calcext:value-type="float">
            <text:p>63.508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1352" calcext:value-type="float">
            <text:p>63.1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317" calcext:value-type="float">
            <text:p>63.46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81275" calcext:value-type="float">
            <text:p>61.218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716" calcext:value-type="float">
            <text:p>58.5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97238709678" calcext:value-type="float">
            <text:p>56.169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4430769231" calcext:value-type="float">
            <text:p>54.5404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29470967742" calcext:value-type="float">
            <text:p>55.04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58427586207" calcext:value-type="float">
            <text:p>56.075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9176" calcext:value-type="float">
            <text:p>57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6585" calcext:value-type="float">
            <text:p>60.30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0456" calcext:value-type="float">
            <text:p>64.1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8516129032" calcext:value-type="float">
            <text:p>67.65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42761290323" calcext:value-type="float">
            <text:p>67.27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39767741936" calcext:value-type="float">
            <text:p>66.353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75122580645" calcext:value-type="float">
            <text:p>65.26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0670967742" calcext:value-type="float">
            <text:p>64.00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1290322581" calcext:value-type="float">
            <text:p>63.59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6364137931" calcext:value-type="float">
            <text:p>63.006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8929032258" calcext:value-type="float">
            <text:p>67.12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772" calcext:value-type="float">
            <text:p>68.1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2975" calcext:value-type="float">
            <text:p>68.674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8776" calcext:value-type="float">
            <text:p>68.4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8975" calcext:value-type="float">
            <text:p>67.99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6116129032" calcext:value-type="float">
            <text:p>67.254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36585806452" calcext:value-type="float">
            <text:p>66.413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434" calcext:value-type="float">
            <text:p>65.2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3808" calcext:value-type="float">
            <text:p>64.5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7896774194" calcext:value-type="float">
            <text:p>64.254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19310344828" calcext:value-type="float">
            <text:p>64.191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56283870968" calcext:value-type="float">
            <text:p>64.20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34864516129" calcext:value-type="float">
            <text:p>65.50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5314285714" calcext:value-type="float">
            <text:p>66.300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51685714286" calcext:value-type="float">
            <text:p>66.935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2552" calcext:value-type="float">
            <text:p>66.3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1015384615" calcext:value-type="float">
            <text:p>66.3151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00425" calcext:value-type="float">
            <text:p>65.11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3192" calcext:value-type="float">
            <text:p>63.8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86838709677" calcext:value-type="float">
            <text:p>63.08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34896551724" calcext:value-type="float">
            <text:p>62.473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6619354839" calcext:value-type="float">
            <text:p>62.679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82585806452" calcext:value-type="float">
            <text:p>65.118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78007741936" calcext:value-type="float">
            <text:p>65.7078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01456" calcext:value-type="float">
            <text:p>65.63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94816" calcext:value-type="float">
            <text:p>64.88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1174193548" calcext:value-type="float">
            <text:p>64.00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52" calcext:value-type="float">
            <text:p>63.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254" calcext:value-type="float">
            <text:p>62.23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74525" calcext:value-type="float">
            <text:p>59.627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8068965517" calcext:value-type="float">
            <text:p>57.969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592" calcext:value-type="float">
            <text:p>56.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29333333333" calcext:value-type="float">
            <text:p>58.182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9225806452" calcext:value-type="float">
            <text:p>61.66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13548387097" calcext:value-type="float">
            <text:p>63.81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49574193549" calcext:value-type="float">
            <text:p>64.2449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98787096774" calcext:value-type="float">
            <text:p>64.65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115" calcext:value-type="float">
            <text:p>64.92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92051612903" calcext:value-type="float">
            <text:p>62.58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7224" calcext:value-type="float">
            <text:p>62.1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0164" calcext:value-type="float">
            <text:p>61.51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2206896552" calcext:value-type="float">
            <text:p>61.438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475" calcext:value-type="float">
            <text:p>62.47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9584516129" calcext:value-type="float">
            <text:p>64.14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6844444445" calcext:value-type="float">
            <text:p>64.96868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60025806452" calcext:value-type="float">
            <text:p>65.356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4944516129" calcext:value-type="float">
            <text:p>65.12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3896774194" calcext:value-type="float">
            <text:p>64.86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5187096774" calcext:value-type="float">
            <text:p>64.44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32929032258" calcext:value-type="float">
            <text:p>63.46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72619354839" calcext:value-type="float">
            <text:p>62.52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4936" calcext:value-type="float">
            <text:p>61.8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845" calcext:value-type="float">
            <text:p>61.24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33" calcext:value-type="float">
            <text:p>60.6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137" calcext:value-type="float">
            <text:p>60.49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21875" calcext:value-type="float">
            <text:p>63.22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2976" calcext:value-type="float">
            <text:p>65.2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20875" calcext:value-type="float">
            <text:p>66.059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5365" calcext:value-type="float">
            <text:p>65.78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16077419355" calcext:value-type="float">
            <text:p>64.85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06038709677" calcext:value-type="float">
            <text:p>63.21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79174193549" calcext:value-type="float">
            <text:p>61.2579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53974193549" calcext:value-type="float">
            <text:p>60.1453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9006451613" calcext:value-type="float">
            <text:p>59.73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18085714286" calcext:value-type="float">
            <text:p>59.101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74494545455" calcext:value-type="float">
            <text:p>59.18744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3806451613" calcext:value-type="float">
            <text:p>60.52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7976" calcext:value-type="float">
            <text:p>62.0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8225" calcext:value-type="float">
            <text:p>63.34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3464" calcext:value-type="float">
            <text:p>63.7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8346" calcext:value-type="float">
            <text:p>63.72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66751304348" calcext:value-type="float">
            <text:p>62.286675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9272727273" calcext:value-type="float">
            <text:p>60.966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3024" calcext:value-type="float">
            <text:p>58.9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42068571429" calcext:value-type="float">
            <text:p>57.9342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54608695652" calcext:value-type="float">
            <text:p>58.43546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06125" calcext:value-type="float">
            <text:p>59.545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86761290323" calcext:value-type="float">
            <text:p>60.56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796675" calcext:value-type="float">
            <text:p>62.2179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0984" calcext:value-type="float">
            <text:p>62.9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7775483871" calcext:value-type="float">
            <text:p>63.31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7297142857" calcext:value-type="float">
            <text:p>63.1517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70050909091" calcext:value-type="float">
            <text:p>59.92700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45780645161" calcext:value-type="float">
            <text:p>58.87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93574193548" calcext:value-type="float">
            <text:p>57.539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6915" calcext:value-type="float">
            <text:p>58.1106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5488" calcext:value-type="float">
            <text:p>58.8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24077419355" calcext:value-type="float">
            <text:p>59.822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244" calcext:value-type="float">
            <text:p>60.1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55870967742" calcext:value-type="float">
            <text:p>60.92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56438709677" calcext:value-type="float">
            <text:p>61.625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94632258065" calcext:value-type="float">
            <text:p>60.229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3272" calcext:value-type="float">
            <text:p>59.4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06228571429" calcext:value-type="float">
            <text:p>60.500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70838709678" calcext:value-type="float">
            <text:p>61.717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15475" calcext:value-type="float">
            <text:p>61.91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184" calcext:value-type="float">
            <text:p>61.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10967741936" calcext:value-type="float">
            <text:p>62.36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5928" calcext:value-type="float">
            <text:p>62.4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93978947368" calcext:value-type="float">
            <text:p>62.55939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73832258065" calcext:value-type="float">
            <text:p>62.637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17406896552" calcext:value-type="float">
            <text:p>62.9317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69496774194" calcext:value-type="float">
            <text:p>62.486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5742857143" calcext:value-type="float">
            <text:p>61.962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76335483871" calcext:value-type="float">
            <text:p>61.56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9832258065" calcext:value-type="float">
            <text:p>64.00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7504" calcext:value-type="float">
            <text:p>64.3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26838709677" calcext:value-type="float">
            <text:p>64.612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1688" calcext:value-type="float">
            <text:p>64.0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8929032258" calcext:value-type="float">
            <text:p>63.31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85677419355" calcext:value-type="float">
            <text:p>63.38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6416" calcext:value-type="float">
            <text:p>62.2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42219354839" calcext:value-type="float">
            <text:p>61.06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0296" calcext:value-type="float">
            <text:p>59.0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33574193548" calcext:value-type="float">
            <text:p>59.06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54457142857" calcext:value-type="float">
            <text:p>59.355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72619354839" calcext:value-type="float">
            <text:p>58.71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61032258065" calcext:value-type="float">
            <text:p>60.016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8656" calcext:value-type="float">
            <text:p>61.1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56387096774" calcext:value-type="float">
            <text:p>61.21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1216" calcext:value-type="float">
            <text:p>61.2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9110540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38" meta:object-count="0"/>
    <meta:user-defined meta:name="AppVersion">3.0</meta:user-defined>
  </office:meta>
</office:document-meta>
</file>